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461cm"/>
    </style:style>
    <style:style style:name="Table2.B" style:family="table-column">
      <style:table-column-properties style:column-width="1.298cm"/>
    </style:style>
    <style:style style:name="Table2.C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Standard">
      <style:text-properties style:font-name="Garamon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text-properties style:font-name="Garamond" fo:font-size="10pt" style:text-underline-style="non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9" style:family="paragraph" style:parent-style-name="Heading_20_1">
      <style:text-properties style:font-name="Garamond" fo:font-size="10pt" style:font-size-asian="10pt" style:font-size-complex="10pt"/>
    </style:style>
    <style:style style:name="P20" style:family="paragraph" style:parent-style-name="Heading_20_1" style:master-page-name="">
      <style:paragraph-properties loext:contextual-spacing="false" fo:margin-left="0cm" fo:margin-right="0cm" fo:margin-top="0.423cm" fo:margin-bottom="0.106cm" fo:orphans="2" fo:widows="2" fo:text-indent="0cm" style:auto-text-indent="false" style:page-number="auto" fo:keep-with-next="always" style:writing-mode="lr-tb"/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 192 Software Engineering II</text:p>
      <text:p text:style-name="P4"><text:s/>Sprint Review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string">
            <text:p text:style-name="P5"/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9">ISKOins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5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7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Group Name:</text:p>
          </table:table-cell>
          <table:table-cell table:style-name="Table1.A1" office:value-type="string">
            <text:p text:style-name="P5">DEL-TA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float" office:value="1">
            <text:p text:style-name="P5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5"/>
      <text:p text:style-name="P10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16">User Acceptance Criteria</text:p>
          </table:table-cell>
          <table:table-cell table:style-name="Table2.A1" table:number-columns-spanned="2" office:value-type="string">
            <text:p text:style-name="P16">Compliance</text:p>
          </table:table-cell>
          <table:covered-table-cell/>
          <table:table-cell table:style-name="Table2.D1" table:number-rows-spanned="2" office:value-type="string">
            <text:p text:style-name="P16">Remarks</text:p>
          </table:table-cell>
        </table:table-row>
        <table:table-row>
          <table:covered-table-cell/>
          <table:table-cell table:style-name="Table2.B2" office:value-type="string">
            <text:p text:style-name="P15">Yes</text:p>
          </table:table-cell>
          <table:table-cell table:style-name="Table2.B2" office:value-type="string">
            <text:p text:style-name="P15">No</text:p>
          </table:table-cell>
          <table:covered-table-cell/>
        </table:table-row>
        <table:table-row>
          <table:table-cell table:style-name="Table2.B2" office:value-type="string">
            <text:p text:style-name="P14"/>
            <text:p text:style-name="P14">The student submits complete budgeting information.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The student did not specify the amount of his/her allowance.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The student did not specify the time frame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The student did not specify expenditure limit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The student entered additional categories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The student did not enter additional categories</text:p>
          </table:table-cell>
          <table:table-cell table:style-name="Table2.B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</table:table>
      <text:p text:style-name="P8"/>
      <text:p text:style-name="P3"><text:span text:style-name="T2">Tester's</text:span><text:span text:style-name="T2"> Comments:</text:span></text:p>
      <text:p text:style-name="P8"/>
      <text:p text:style-name="P8"/>
      <text:p text:style-name="P8"/>
      <text:p text:style-name="P8"/>
      <text:p text:style-name="P8"/>
      <text:p text:style-name="P3"><text:span text:style-name="T3">U</text:span><text:span text:style-name="T3">sability Goals:</text:span></text:p>
      <text:h text:style-name="P20" text:outline-level="1">If interfaces will be delivered at the end of the sprint, <text:s/>evaluate the system according to Nielsen's Usability Heuristics. <text:s text:c="3"/>For items that are not applicable, check <text:span text:style-name="T4">NA</text:span>.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3">Nielsen's Usability Heuristics</text:p>
          </table:table-cell>
          <table:table-cell table:style-name="Table3.A1" table:number-columns-spanned="5" office:value-type="string">
            <text:p text:style-name="P12"><text:s/>Strongly <text:s text:c="70"/>Strongly</text:p>
            <text:p text:style-name="P1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3">NA</text:p>
          </table:table-cell>
        </table:table-row>
        <table:table-row>
          <table:covered-table-cell/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2</text:p>
          </table:table-cell>
          <table:table-cell table:style-name="Table3.B2" office:value-type="string">
            <text:p text:style-name="P15">3</text:p>
          </table:table-cell>
          <table:table-cell table:style-name="Table3.B2" office:value-type="string">
            <text:p text:style-name="P15">4</text:p>
          </table:table-cell>
          <table:table-cell table:style-name="Table3.B2" office:value-type="string">
            <text:p text:style-name="P15">5</text:p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Simple and Natural Dialogue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4">Speaks the Users' Language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4">Minimize User Memory Load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4">Consistency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4">Feedback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4">Clearly Marked Exits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ext:soft-page-break/>
        <table:table-row>
          <table:table-cell table:style-name="Table3.B2" office:value-type="string">
            <text:p text:style-name="P14">Shortcuts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4">Good Error Messages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4">Prevent Errors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4">Help and Documentation</text:p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</table:table>
      <text:h text:style-name="P19" text:outline-level="1"/>
      <text:h text:style-name="P19" text:outline-level="1">Reviewer’s Comments:<text:line-break/></text:h>
      <text:p text:style-name="P5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1-25T10:31:18.24</dc:date>
    <meta:print-date>2006-07-28T14:33:00</meta:print-date>
    <meta:editing-cycles>15</meta:editing-cycles>
    <meta:editing-duration>PT1H39M19S</meta:editing-duration>
    <meta:generator>OpenOffice.org/3.4.1$Win32 OpenOffice.org_project/341m1$Build-9593</meta:generator>
    <meta:document-statistic meta:table-count="3" meta:image-count="0" meta:object-count="0" meta:page-count="2" meta:paragraph-count="52" meta:word-count="209" meta:character-count="1503"/>
  </office:meta>
</office:document-meta>
</file>